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b6ab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16pt" officeooo:paragraph-rsid="000b6a3c" style:font-size-asian="16pt" style:font-size-complex="16pt"/>
    </style:style>
    <style:style style:name="P3" style:family="paragraph" style:parent-style-name="Standard" style:list-style-name="L1">
      <style:text-properties fo:font-size="16pt" officeooo:rsid="000cc6d9" officeooo:paragraph-rsid="000cc6d9" style:font-size-asian="16pt" style:font-size-complex="16pt"/>
    </style:style>
    <style:style style:name="T1" style:family="text">
      <style:text-properties officeooo:rsid="000b6a3c"/>
    </style:style>
    <style:style style:name="T2" style:family="text">
      <style:text-properties officeooo:rsid="000b6ab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time <text:span text:style-name="T1">Operation</text:span></text:p>
      <text:list xml:id="list1204547923162894172" text:style-name="L1">
        <text:list-item>
          <text:p text:style-name="P2"><text:span text:style-name="T2">This programe “Datetime Operation” <text:s/>is for display the date time in the different formats and display current datetime with or without tomezones. <text:s/></text:span></text:p>
        </text:list-item>
        <text:list-item>
          <text:p text:style-name="P3">It perform various datetime related operation and display different formats as per specified condition on datetime.</text:p>
        </text:list-item>
        <text:list-item>
          <text:p text:style-name="P3">It also perform arithmetic operation on datetime such as addition, subtraction, multiplication, and division.</text:p>
        </text:list-item>
        <text:list-item>
          <text:p text:style-name="P3">It can also display how many weeks, days, hours, minutes, and second as per specified dateti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0:10:07.340712530</meta:creation-date>
    <dc:date>2019-01-03T10:41:30.565100796</dc:date>
    <meta:editing-duration>PT3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4" meta:character-count="488" meta:non-whitespace-character-count="420"/>
  </office:meta>
</office:document-meta>
</file>